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7000000DAC4FFEA8A9CDB6E5F.jpg" manifest:media-type="image/jpeg"/>
  <manifest:file-entry manifest:full-path="Pictures/10000000000000E0000000E03DD90DA0A5E07BB3.jpg" manifest:media-type="image/jpeg"/>
  <manifest:file-entry manifest:full-path="Pictures/10000000000000E0000000E0AF7B588E9868133C.jpg" manifest:media-type="image/jpeg"/>
  <manifest:file-entry manifest:full-path="Pictures/10000000000000E0000000E049D822912428E2BA.jpg" manifest:media-type="image/jpeg"/>
  <manifest:file-entry manifest:full-path="Pictures/10000000000000E0000000E010DE3752DF9E3BF8.jpg" manifest:media-type="image/jpeg"/>
  <manifest:file-entry manifest:full-path="Pictures/1000000000000097000000324A148F513686F407.png" manifest:media-type="image/png"/>
  <manifest:file-entry manifest:full-path="Pictures/10000000000001EF00000120D80B1EAB91C44103.jpg" manifest:media-type="image/jpeg"/>
  <manifest:file-entry manifest:full-path="Pictures/10000000000000E0000000E0D522E7CE47F40E85.jpg" manifest:media-type="image/jpeg"/>
  <manifest:file-entry manifest:full-path="Pictures/10000000000001670000008C762233329BC870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24cm" fo:min-width="2.422cm" draw:shadow="visib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withoutfill">
      <style:graphic-properties svg:stroke-color="#0066ff" draw:marker-end="Arrow" draw:marker-end-width="0.3cm" draw:fill="none" draw:textarea-vertical-align="middle" draw:shadow="hidden"/>
    </style:style>
    <style:style style:name="gr5" style:family="graphic" style:parent-style-name="objectwithoutfill">
      <style:graphic-properties svg:stroke-width="0.028cm" svg:stroke-color="#0066ff" draw:marker-start-width="0.242cm" draw:marker-end-width="0.242cm" draw:fill="none" draw:textarea-vertical-align="middle" fo:padding-top="0.139cm" fo:padding-bottom="0.139cm" fo:padding-left="0.264cm" fo:padding-right="0.264cm" draw:shadow="hidden"/>
    </style:style>
    <style:style style:name="gr6" style:family="graphic" style:parent-style-name="standard">
      <style:graphic-properties draw:textarea-horizontal-align="justify" draw:textarea-vertical-align="middle" draw:auto-grow-height="false" fo:min-height="0.893cm" fo:min-width="3.056cm" draw:shadow="hidden"/>
    </style:style>
    <style:style style:name="gr7" style:family="graphic" style:parent-style-name="standard">
      <style:graphic-properties draw:auto-grow-height="false" fo:min-height="3.89cm" fo:min-width="5.037cm" fo:wrap-option="no-wrap" draw:shadow="hidden"/>
    </style:style>
    <style:style style:name="gr8" style:family="graphic" style:parent-style-name="standard">
      <style:graphic-properties svg:stroke-color="#0066ff" draw:fill-color="#ffffff" draw:textarea-horizontal-align="justify" draw:textarea-vertical-align="middle" draw:auto-grow-height="false" fo:min-height="1.457cm" fo:min-width="2.374cm"/>
    </style:style>
    <style:style style:name="gr9" style:family="graphic" style:parent-style-name="objectwithoutfill">
      <style:graphic-properties draw:marker-end="Arrow" draw:fill="none" draw:textarea-vertical-align="middle" draw:shadow="hidden"/>
    </style:style>
    <style:style style:name="gr10" style:family="graphic" style:parent-style-name="objectwithoutfill">
      <style:graphic-properties draw:fill="none" draw:textarea-vertical-align="middle" draw:shadow="hidden"/>
    </style:style>
    <style:style style:name="gr11" style:family="graphic" style:parent-style-name="objectwithoutfill">
      <style:graphic-properties svg:stroke-color="#000000" draw:marker-end="Arrow" draw:fill="none" draw:textarea-vertical-align="middle" draw:shadow="hidden"/>
    </style:style>
    <style:style style:name="gr12" style:family="graphic" style:parent-style-name="standard">
      <style:graphic-properties draw:stroke="none" svg:stroke-color="#000000" draw:fill="none" draw:fill-color="#ffffff" fo:min-height="0.966cm" draw:shadow="hidden"/>
    </style:style>
    <style:style style:name="gr13" style:family="graphic" style:parent-style-name="standard">
      <style:graphic-properties draw:stroke="none" svg:stroke-color="#000000" draw:fill="none" draw:fill-color="#ffffff" fo:min-height="1.02cm" draw:shadow="hidden"/>
    </style:style>
    <style:style style:name="gr14" style:family="graphic" style:parent-style-name="standard">
      <style:graphic-properties draw:stroke="none" svg:stroke-color="#000000" draw:fill="none" draw:fill-color="#ffffff" fo:min-height="1.423cm" draw:shadow="hidden"/>
    </style:style>
    <style:style style:name="gr15" style:family="graphic" style:parent-style-name="standard">
      <style:graphic-properties draw:auto-grow-height="false" fo:min-height="0.786cm" fo:min-width="3.457cm" fo:wrap-option="no-wrap" draw:shadow="hidden"/>
    </style:style>
    <style:style style:name="gr16" style:family="graphic" style:parent-style-name="objectwithoutfill">
      <style:graphic-properties svg:stroke-color="#0066ff" draw:fill="none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/>
    </style:style>
    <style:style style:name="P3" style:family="paragraph">
      <loext:graphic-properties draw:fill="none" draw:fill-color="#ffffff"/>
      <style:paragraph-properties fo:text-align="center"/>
      <style:text-properties fo:color="#ff3333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text-properties fo:color="#ff3333"/>
    </style:style>
    <style:style style:name="P7" style:family="paragraph">
      <loext:graphic-properties draw:fill="none" draw:fill-color="#ffffff"/>
      <style:text-properties fo:color="#ff3333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1.397cm" svg:x="23.479cm" svg:y="9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2.921cm" svg:height="1.397cm" svg:x="23.479cm" svg:y="10.52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2.921cm" svg:height="1.397cm" svg:x="23.479cm" svg:y="12.04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1" draw:layer="layout" svg:width="3.994cm" svg:height="1.322cm" svg:x="19.034cm" svg:y="18.018cm">
          <draw:image xlink:href="Pictures/1000000000000097000000324A148F513686F407.png" xlink:type="simple" xlink:show="embed" xlink:actuate="onLoad">
            <text:p/>
          </draw:image>
        </draw:frame>
        <draw:frame draw:style-name="gr2" draw:text-style-name="P1" draw:layer="layout" svg:width="3.833cm" svg:height="1.494cm" svg:x="23.098cm" svg:y="16.24cm">
          <draw:image xlink:href="Pictures/10000000000001670000008C762233329BC8709C.png" xlink:type="simple" xlink:show="embed" xlink:actuate="onLoad">
            <text:p/>
          </draw:image>
        </draw:frame>
        <draw:frame draw:style-name="gr2" draw:text-style-name="P1" draw:layer="layout" svg:width="3.994cm" svg:height="1.322cm" svg:x="9.198cm" svg:y="1.381cm">
          <draw:image xlink:href="Pictures/1000000000000097000000324A148F513686F407.png" xlink:type="simple" xlink:show="embed" xlink:actuate="onLoad">
            <text:p/>
          </draw:image>
        </draw:frame>
        <draw:frame draw:style-name="gr2" draw:text-style-name="P1" draw:layer="layout" svg:width="5.305cm" svg:height="3.086cm" svg:x="8.747cm" svg:y="3.667cm">
          <draw:image xlink:href="Pictures/10000000000001EF00000120D80B1EAB91C44103.jpg" xlink:type="simple" xlink:show="embed" xlink:actuate="onLoad">
            <text:p/>
          </draw:image>
        </draw:frame>
        <draw:frame draw:style-name="gr2" draw:text-style-name="P1" draw:layer="layout" svg:width="2.456cm" svg:height="2.455cm" svg:x="2.143cm" svg:y="2.705cm">
          <draw:image xlink:href="Pictures/10000000000000E0000000E0D522E7CE47F40E85.jpg" xlink:type="simple" xlink:show="embed" xlink:actuate="onLoad">
            <text:p/>
          </draw:image>
        </draw:frame>
        <draw:frame draw:style-name="gr2" draw:text-style-name="P1" draw:layer="layout" svg:width="2.286cm" svg:height="2.286cm" svg:x="2.228cm" svg:y="4.483cm">
          <draw:image xlink:href="Pictures/10000000000000E0000000E010DE3752DF9E3BF8.jpg" xlink:type="simple" xlink:show="embed" xlink:actuate="onLoad">
            <text:p/>
          </draw:image>
        </draw:frame>
        <draw:frame draw:style-name="gr2" draw:text-style-name="P1" draw:layer="layout" svg:width="2.26cm" svg:height="2.26cm" svg:x="3.778cm" svg:y="4.509cm">
          <draw:image xlink:href="Pictures/10000000000000E0000000E049D822912428E2BA.jpg" xlink:type="simple" xlink:show="embed" xlink:actuate="onLoad">
            <text:p/>
          </draw:image>
        </draw:frame>
        <draw:frame draw:style-name="gr2" draw:text-style-name="P1" draw:layer="layout" svg:width="1.778cm" svg:height="1.778cm" svg:x="4.26cm" svg:y="2.705cm">
          <draw:image xlink:href="Pictures/10000000000000E0000000E0AF7B588E9868133C.jpg" xlink:type="simple" xlink:show="embed" xlink:actuate="onLoad">
            <text:p/>
          </draw:image>
        </draw:frame>
        <draw:frame draw:style-name="gr3" draw:text-style-name="P3" draw:layer="layout" svg:width="3.81cm" svg:height="0.962cm" svg:x="2.228cm" svg:y="7.023cm">
          <draw:text-box>
            <text:p text:style-name="P2">Dataset</text:p>
          </draw:text-box>
        </draw:frame>
        <draw:line draw:style-name="gr4" draw:text-style-name="P4" draw:layer="layout" svg:x1="5.953cm" svg:y1="5.064cm" svg:x2="8.747cm" svg:y2="5.064cm">
          <text:p/>
        </draw:line>
        <draw:line draw:style-name="gr5" draw:text-style-name="P4" draw:layer="layout" svg:x1="13.954cm" svg:y1="5.191cm" svg:x2="25.003cm" svg:y2="5.191cm">
          <text:p/>
        </draw:line>
        <draw:line draw:style-name="gr4" draw:text-style-name="P4" draw:layer="layout" svg:x1="25.003cm" svg:y1="5.191cm" svg:x2="25.003cm" svg:y2="9.001cm">
          <text:p/>
        </draw:line>
        <draw:frame draw:style-name="gr2" draw:text-style-name="P1" draw:layer="layout" svg:width="2.54cm" svg:height="2.54cm" svg:x="12.049cm" svg:y="8.493cm">
          <draw:image xlink:href="Pictures/10000000000000E0000000E03DD90DA0A5E07BB3.jpg" xlink:type="simple" xlink:show="embed" xlink:actuate="onLoad">
            <text:p/>
          </draw:image>
        </draw:frame>
        <draw:custom-shape draw:style-name="gr6" draw:text-style-name="P1" draw:layer="layout" svg:width="3.556cm" svg:height="1.143cm" svg:x="4.937cm" svg:y="12.43cm">
          <text:p text:style-name="P1">up load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5.077cm" svg:y1="16.355cm" svg:x2="25.077cm" svg:y2="14.958cm">
          <text:p/>
        </draw:line>
        <draw:line draw:style-name="gr4" draw:text-style-name="P4" draw:layer="layout" svg:x1="25.003cm" svg:y1="18.78cm" svg:x2="25.003cm" svg:y2="17.764cm">
          <text:p/>
        </draw:line>
        <draw:custom-shape draw:style-name="gr7" draw:layer="layout" svg:width="6.477cm" svg:height="5.08cm" svg:x="3.54cm" svg:y="10.779cm">
          <text:p>http://...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" draw:text-style-name="P1" draw:layer="layout" svg:width="1.778cm" svg:height="1.678cm" svg:x="1.635cm" svg:y="10.779cm">
          <draw:image xlink:href="Pictures/10000000000000E7000000DAC4FFEA8A9CDB6E5F.jpg" xlink:type="simple" xlink:show="embed" xlink:actuate="onLoad">
            <text:p/>
          </draw:image>
        </draw:frame>
        <draw:custom-shape draw:style-name="gr8" draw:text-style-name="P5" draw:layer="layout" svg:width="4.064cm" svg:height="2.413cm" svg:x="12.303cm" svg:y="14.589cm">
          <text:p text:style-name="P1">ID: 12345</text:p>
          <text:p text:style-name="P1">Price: 20 $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9" draw:text-style-name="P4" draw:layer="layout" svg:width="7.593cm" svg:height="0.663cm" draw:transform="rotate (-2.80491864088009) translate (23.6984528322339cm 13.692009714251cm)" svg:viewBox="0 0 7594 664" svg:d="M0 664c3033-1360 7474-209 7474-209l120 41">
          <text:p/>
        </draw:path>
        <draw:path draw:style-name="gr9" draw:text-style-name="P4" draw:layer="layout" svg:width="2.372cm" svg:height="0.57cm" draw:transform="skewX (-0.0214675497995302) rotate (3.00580603778463) translate (12.3029999332668cm 15.7320005812004cm)" svg:viewBox="0 0 2373 571" svg:d="M0 0c1318-1 2373 571 2373 571">
          <text:p/>
        </draw:path>
        <draw:path draw:style-name="gr10" draw:text-style-name="P4" draw:layer="layout" svg:width="3.079cm" svg:height="0.473cm" draw:transform="skewX (-0.0820304748437334) rotate (1.02171574411748) translate (10.0169999949038cm 12.3029999974302cm)" svg:viewBox="0 0 3080 474" svg:d="M0 0c1498 0 3080 474 3080 474">
          <text:p/>
        </draw:path>
        <draw:path draw:style-name="gr11" draw:text-style-name="P4" draw:layer="layout" svg:width="8.804cm" svg:height="1.732cm" draw:transform="rotate (0.0923279174305) translate (14.5514233103432cm 8.21416548640019cm)" svg:viewBox="0 0 8805 1733" svg:d="M0 408c2508-916 5485-3 5485-3l3320 1328">
          <text:p/>
        </draw:path>
        <draw:line draw:style-name="gr4" draw:text-style-name="P4" draw:layer="layout" svg:x1="11.541cm" svg:y1="2.397cm" svg:x2="11.541cm" svg:y2="3.667cm">
          <text:p/>
        </draw:line>
        <draw:frame draw:style-name="gr12" draw:text-style-name="P7" draw:layer="layout" svg:width="6.477cm" svg:height="1.216cm" svg:x="11.16cm" svg:y="17.002cm">
          <draw:text-box>
            <text:p text:style-name="P6">Output (Class label)</text:p>
          </draw:text-box>
        </draw:frame>
        <draw:frame draw:style-name="gr13" draw:text-style-name="P3" draw:layer="layout" svg:width="4.826cm" svg:height="1.27cm" svg:x="4.429cm" svg:y="9.382cm">
          <draw:text-box>
            <text:p text:style-name="P2"><text:span text:style-name="T1">HTTP </text:span><text:span text:style-name="T1">Client</text:span></text:p>
          </draw:text-box>
        </draw:frame>
        <draw:frame draw:style-name="gr13" draw:text-style-name="P3" draw:layer="layout" svg:width="4.826cm" svg:height="1.27cm" svg:x="14.589cm" svg:y="8.493cm">
          <draw:text-box>
            <text:p text:style-name="P2"><text:span text:style-name="T1">Input </text:span><text:span text:style-name="T1">(image)</text:span></text:p>
          </draw:text-box>
        </draw:frame>
        <draw:frame draw:style-name="gr14" draw:text-style-name="P3" draw:layer="layout" svg:width="7.366cm" svg:height="1.673cm" svg:x="7.731cm" svg:y="6.842cm">
          <draw:text-box>
            <text:p text:style-name="P2"><text:span text:style-name="T1">Neural </text:span><text:span text:style-name="T1">Network </text:span><text:span text:style-name="T1">Model</text:span></text:p>
          </draw:text-box>
        </draw:frame>
        <draw:frame draw:style-name="gr13" draw:text-style-name="P3" draw:layer="layout" svg:width="4.826cm" svg:height="1.27cm" svg:x="19.161cm" svg:y="5.318cm">
          <draw:text-box>
            <text:p text:style-name="P2"><text:span text:style-name="T1">Save model</text:span></text:p>
          </draw:text-box>
        </draw:frame>
        <draw:custom-shape draw:style-name="gr15" draw:layer="layout" svg:width="4.191cm" svg:height="1.27cm" svg:x="22.717cm" svg:y="13.7cm">
          <text:p>HTTP Server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16" draw:text-style-name="P4" draw:layer="layout" svg:x1="22.717cm" svg:y1="18.78cm" svg:x2="25.003cm" svg:y2="18.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0T14:42:18.723179199</meta:creation-date>
    <dc:date>2019-03-20T15:36:07.967476813</dc:date>
    <meta:editing-duration>PT2M2S</meta:editing-duration>
    <meta:editing-cycles>1</meta:editing-cycles>
    <meta:document-statistic meta:object-count="34"/>
    <meta:generator>LibreOffice/5.1.6.2$Linux_X86_64 LibreOffice_project/10m0$Build-2</meta:generator>
  </office:meta>
</office:document-meta>
</file>